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5625in"/>
    </style:style>
    <style:style style:name="Table2.B" style:family="table-column">
      <style:table-column-properties style:column-width="0.75in"/>
    </style:style>
    <style:style style:name="Table2.C" style:family="table-column">
      <style:table-column-properties style:column-width="0.8813in"/>
    </style:style>
    <style:style style:name="Table2.D" style:family="table-column">
      <style:table-column-properties style:column-width="1.7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3f176"/>
    </style:style>
    <style:style style:name="P2" style:family="paragraph" style:parent-style-name="Text_20_body">
      <style:text-properties officeooo:rsid="0003f176" officeooo:paragraph-rsid="0003f176"/>
    </style:style>
    <style:style style:name="P3" style:family="paragraph" style:parent-style-name="Text_20_body">
      <style:text-properties officeooo:rsid="00085909" officeooo:paragraph-rsid="00085909"/>
    </style:style>
    <style:style style:name="P4" style:family="paragraph" style:parent-style-name="Text_20_body">
      <style:text-properties officeooo:rsid="0008c8de" officeooo:paragraph-rsid="0008c8de"/>
    </style:style>
    <style:style style:name="P5" style:family="paragraph" style:parent-style-name="Text_20_body">
      <style:text-properties officeooo:rsid="000b4deb" officeooo:paragraph-rsid="000b4deb"/>
    </style:style>
    <style:style style:name="P6" style:family="paragraph" style:parent-style-name="Text_20_body">
      <style:text-properties officeooo:rsid="000d234f" officeooo:paragraph-rsid="000d234f"/>
    </style:style>
    <style:style style:name="P7" style:family="paragraph" style:parent-style-name="Text_20_body">
      <style:text-properties officeooo:rsid="0012a888" officeooo:paragraph-rsid="0012a888"/>
    </style:style>
    <style:style style:name="P8" style:family="paragraph" style:parent-style-name="Text_20_body">
      <style:text-properties officeooo:rsid="0012e513" officeooo:paragraph-rsid="0012e513"/>
    </style:style>
    <style:style style:name="P9" style:family="paragraph" style:parent-style-name="Text_20_body">
      <style:text-properties officeooo:rsid="00178361" officeooo:paragraph-rsid="00178361"/>
    </style:style>
    <style:style style:name="P10" style:family="paragraph" style:parent-style-name="Text_20_body">
      <style:text-properties officeooo:rsid="0018fc9e" officeooo:paragraph-rsid="0018fc9e"/>
    </style:style>
    <style:style style:name="P11" style:family="paragraph" style:parent-style-name="Text_20_body">
      <style:text-properties officeooo:rsid="00197995" officeooo:paragraph-rsid="00197995"/>
    </style:style>
    <style:style style:name="P12" style:family="paragraph" style:parent-style-name="Text_20_body">
      <style:text-properties style:text-underline-style="solid" style:text-underline-width="auto" style:text-underline-color="font-color" officeooo:rsid="00178361" officeooo:paragraph-rsid="00178361"/>
    </style:style>
    <style:style style:name="P13" style:family="paragraph" style:parent-style-name="Text_20_body">
      <style:text-properties officeooo:rsid="001b6671" officeooo:paragraph-rsid="001b6671"/>
    </style:style>
    <style:style style:name="P14" style:family="paragraph" style:parent-style-name="Text_20_body">
      <style:paragraph-properties fo:break-before="page"/>
      <style:text-properties officeooo:rsid="0003f176" officeooo:paragraph-rsid="0003f176"/>
    </style:style>
    <style:style style:name="P15" style:family="paragraph" style:parent-style-name="Subtitle">
      <style:text-properties officeooo:rsid="00032fbf" officeooo:paragraph-rsid="00032fbf"/>
    </style:style>
    <style:style style:name="P16" style:family="paragraph" style:parent-style-name="Subtitle">
      <style:text-properties officeooo:rsid="00197995" officeooo:paragraph-rsid="00197995"/>
    </style:style>
    <style:style style:name="P17" style:family="paragraph" style:parent-style-name="Table_20_Contents">
      <style:text-properties officeooo:rsid="0003f176" officeooo:paragraph-rsid="0003f176"/>
    </style:style>
    <style:style style:name="P18" style:family="paragraph" style:parent-style-name="Table_20_Contents">
      <style:paragraph-properties fo:text-align="center" style:justify-single-word="false"/>
      <style:text-properties officeooo:rsid="0003f176" officeooo:paragraph-rsid="0003f176"/>
    </style:style>
    <style:style style:name="P19" style:family="paragraph" style:parent-style-name="Table_20_Contents">
      <style:text-properties fo:font-weight="bold" officeooo:rsid="0003f176" officeooo:paragraph-rsid="0003f17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3f176" officeooo:paragraph-rsid="0003f176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197995" officeooo:paragraph-rsid="00197995"/>
    </style:style>
    <style:style style:name="P24" style:family="paragraph" style:parent-style-name="Text_20_body">
      <style:text-properties style:text-underline-style="solid" style:text-underline-width="auto" style:text-underline-color="font-color" officeooo:rsid="001eaa53" officeooo:paragraph-rsid="001eaa53"/>
    </style:style>
    <style:style style:name="P25" style:family="paragraph" style:parent-style-name="Title">
      <style:text-properties officeooo:rsid="00032fbf"/>
    </style:style>
    <style:style style:name="P26" style:family="paragraph" style:parent-style-name="Heading_20_2">
      <style:text-properties officeooo:rsid="0003f176" officeooo:paragraph-rsid="0003f176"/>
    </style:style>
    <style:style style:name="P27" style:family="paragraph" style:parent-style-name="Heading_20_2">
      <style:paragraph-properties fo:break-before="page"/>
      <style:text-properties officeooo:rsid="00032fbf" officeooo:paragraph-rsid="00032fbf"/>
    </style:style>
    <style:style style:name="P28" style:family="paragraph" style:parent-style-name="Heading_20_1">
      <style:text-properties officeooo:rsid="0003f176" officeooo:paragraph-rsid="0003f176"/>
    </style:style>
    <style:style style:name="P29" style:family="paragraph" style:parent-style-name="Heading_20_1">
      <style:paragraph-properties fo:break-before="page"/>
      <style:text-properties officeooo:rsid="0003f176" officeooo:paragraph-rsid="0003f176"/>
    </style:style>
    <style:style style:name="T1" style:family="text">
      <style:text-properties officeooo:rsid="0009bf0d"/>
    </style:style>
    <style:style style:name="T2" style:family="text">
      <style:text-properties officeooo:rsid="000b4deb"/>
    </style:style>
    <style:style style:name="T3" style:family="text">
      <style:text-properties officeooo:rsid="000d234f"/>
    </style:style>
    <style:style style:name="T4" style:family="text">
      <style:text-properties officeooo:rsid="000e1b37"/>
    </style:style>
    <style:style style:name="T5" style:family="text">
      <style:text-properties officeooo:rsid="00101947"/>
    </style:style>
    <style:style style:name="T6" style:family="text">
      <style:text-properties officeooo:rsid="0015f612"/>
    </style:style>
    <style:style style:name="T7" style:family="text">
      <style:text-properties officeooo:rsid="0018fc9e"/>
    </style:style>
    <style:style style:name="T8" style:family="text">
      <style:text-properties officeooo:rsid="00197995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P25">USRP Receiver Front End</text:p>
      <text:p text:style-name="P16">Design Document</text:p>
      <text:p text:style-name="P15">SuperDARN</text:p>
      <text:p text:style-name="P15">Revision 2</text:p>
      <text:h text:style-name="P27" text:outline-level="2"><text:bookmark-start text:name="__RefHeading___Toc964_151207495"/>Revision History<text:bookmark-end text:name="__RefHeading___Toc964_151207495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Description</text:p>
          </table:table-cell>
          <table:table-cell table:style-name="Table2.A1" office:value-type="string">
            <text:p text:style-name="P20">Revision</text:p>
          </table:table-cell>
          <table:table-cell table:style-name="Table2.A1" office:value-type="string">
            <text:p text:style-name="P20">Date</text:p>
          </table:table-cell>
          <table:table-cell table:style-name="Table2.D1" office:value-type="string">
            <text:p text:style-name="P19">Author</text:p>
          </table:table-cell>
        </table:table-row>
        <table:table-row>
          <table:table-cell table:style-name="Table2.A2" office:value-type="string">
            <text:p text:style-name="P17">Initial Document – <text:span text:style-name="T6">John Klein’s Board</text:span></text:p>
          </table:table-cell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18">6/25/2018</text:p>
          </table:table-cell>
          <table:table-cell table:style-name="Table2.D2" office:value-type="string">
            <text:p text:style-name="P17">Bryant Klug</text:p>
          </table:table-cell>
        </table:table-row>
      </table:table>
      <text:p text:style-name="P2"/>
      <text:p text:style-name="P14"><text:bookmark-start text:name="__RefHeading___Toc966_151207495"/><text:bookmark-end text:name="__RefHeading___Toc966_151207495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964_151207495" text:style-name="Index_20_Link" text:visited-style-name="Index_20_Link">Revision History<text:tab/>2</text:a></text:p>
          <text:p text:style-name="P21"><text:a xlink:type="simple" xlink:href="#__RefHeading___Toc968_151207495" text:style-name="Index_20_Link" text:visited-style-name="Index_20_Link">Introduction<text:tab/>4</text:a></text:p>
          <text:p text:style-name="P22"><text:a xlink:type="simple" xlink:href="#__RefHeading___Toc970_151207495" text:style-name="Index_20_Link" text:visited-style-name="Index_20_Link">Purpose<text:tab/>4</text:a></text:p>
          <text:p text:style-name="P22"><text:a xlink:type="simple" xlink:href="#__RefHeading___Toc972_151207495" text:style-name="Index_20_Link" text:visited-style-name="Index_20_Link">Scope<text:tab/>4</text:a></text:p>
          <text:p text:style-name="P21"><text:a xlink:type="simple" xlink:href="#__RefHeading___Toc974_151207495" text:style-name="Index_20_Link" text:visited-style-name="Index_20_Link">Reference Documents<text:tab/>4</text:a></text:p>
          <text:p text:style-name="P21"><text:a xlink:type="simple" xlink:href="#__RefHeading___Toc976_151207495" text:style-name="Index_20_Link" text:visited-style-name="Index_20_Link">Overview<text:tab/>4</text:a></text:p>
          <text:p text:style-name="P22"><text:a xlink:type="simple" xlink:href="#__RefHeading___Toc978_151207495" text:style-name="Index_20_Link" text:visited-style-name="Index_20_Link">Requirements<text:tab/>4</text:a></text:p>
          <text:p text:style-name="P22"><text:a xlink:type="simple" xlink:href="#__RefHeading___Toc980_151207495" text:style-name="Index_20_Link" text:visited-style-name="Index_20_Link">Constraints<text:tab/>4</text:a></text:p>
          <text:p text:style-name="P22"><text:a xlink:type="simple" xlink:href="#__RefHeading___Toc982_151207495" text:style-name="Index_20_Link" text:visited-style-name="Index_20_Link">Concept of Operation<text:tab/>4</text:a></text:p>
          <text:p text:style-name="P22"><text:a xlink:type="simple" xlink:href="#__RefHeading___Toc984_151207495" text:style-name="Index_20_Link" text:visited-style-name="Index_20_Link">System Components<text:tab/>5</text:a></text:p>
          <text:p text:style-name="P22"><text:a xlink:type="simple" xlink:href="#__RefHeading___Toc986_151207495" text:style-name="Index_20_Link" text:visited-style-name="Index_20_Link">Items of Concern<text:tab/>5</text:a></text:p>
        </text:index-body>
      </text:table-of-content>
      <text:p text:style-name="P1"/>
      <text:h text:style-name="P29" text:outline-level="1"><text:bookmark-start text:name="__RefHeading___Toc968_151207495"/>Introduction<text:bookmark-end text:name="__RefHeading___Toc968_151207495"/></text:h>
      <text:h text:style-name="P26" text:outline-level="2"><text:bookmark-start text:name="__RefHeading___Toc970_151207495"/>Purpose<text:bookmark-end text:name="__RefHeading___Toc970_151207495"/></text:h>
      <text:p text:style-name="P3">The receiver front end board sits between the USRP and the <text:span text:style-name="T2">power divider</text:span> and is used to amplify the signal for the USRPs.</text:p>
      <text:h text:style-name="P26" text:outline-level="2"><text:bookmark-start text:name="__RefHeading___Toc972_151207495"/>Scope<text:bookmark-end text:name="__RefHeading___Toc972_151207495"/></text:h>
      <text:h text:style-name="P28" text:outline-level="1"><text:bookmark-start text:name="__RefHeading___Toc974_151207495"/>Reference Documents<text:bookmark-end text:name="__RefHeading___Toc974_151207495"/></text:h>
      <text:p text:style-name="P7">Datasheets</text:p>
      <text:p text:style-name="P7"><text:a xlink:type="simple" xlink:href="https://www.idt.com/document/dst/f1912-datasheet" text:style-name="Internet_20_link" text:visited-style-name="Visited_20_Internet_20_Link">https://www.idt.com/document/dst/f1912-datasheet</text:a> – Attenuator</text:p>
      <text:p text:style-name="P7"><text:a xlink:type="simple" xlink:href="http://cdn.macom.com/datasheets/masw-007935.pdf" text:style-name="Internet_20_link" text:visited-style-name="Visited_20_Internet_20_Link">http://cdn.macom.com/datasheets/masw-007935.pdf</text:a> – RF Switch</text:p>
      <text:p text:style-name="P7"><text:a xlink:type="simple" xlink:href="http://www.ti.com/lit/ds/symlink/trf37b73.pdf" text:style-name="Internet_20_link" text:visited-style-name="Visited_20_Internet_20_Link">http://www.ti.com/lit/ds/symlink/trf37b73.pdf</text:a> – RF Gain Block (amplifier)</text:p>
      <text:p text:style-name="P7"><text:a xlink:type="simple" xlink:href="http://www.skyworksinc.com/uploads/documents/SMP1330_Series_200050N.pdf" text:style-name="Internet_20_link" text:visited-style-name="Visited_20_Internet_20_Link">http://www.skyworksinc.com/uploads/documents/SMP1330_Series_200050N.pdf</text:a> – Limiter Diodes</text:p>
      <text:p text:style-name="P8"><text:a xlink:type="simple" xlink:href="https://www.minicircuits.com/pdfs/SCLF-25+.pdf" text:style-name="Internet_20_link" text:visited-style-name="Visited_20_Internet_20_Link">https://www.minicircuits.com/pdfs/SCLF-25+.pdf</text:a> – Low Pass Filter</text:p>
      <text:p text:style-name="P10"><text:a xlink:type="simple" xlink:href="https://www.lairdtech.com/products/bmi-s-207" text:style-name="Internet_20_link" text:visited-style-name="Visited_20_Internet_20_Link">https://www.lairdtech.com/products/bmi-s-207</text:a> – EMI Sheild</text:p>
      <text:p text:style-name="P13"><text:a xlink:type="simple" xlink:href="http://www.analog.com/media/en/technical-documentation/data-sheets/ADP7158.pdf" text:style-name="Internet_20_link" text:visited-style-name="Visited_20_Internet_20_Link">http://www.analog.com/media/en/technical-documentation/data-sheets/ADP7158.pdf</text:a> – Voltage Reg.</text:p>
      <text:h text:style-name="P28" text:outline-level="1"><text:bookmark-start text:name="__RefHeading___Toc976_151207495"/>Overview<text:bookmark-end text:name="__RefHeading___Toc976_151207495"/></text:h>
      <text:h text:style-name="P26" text:outline-level="2"><text:bookmark-start text:name="__RefHeading___Toc978_151207495"/>Requirements<text:bookmark-end text:name="__RefHeading___Toc978_151207495"/></text:h>
      <text:p text:style-name="P5">The SuperDARN operates in the HF band, between 8-20 MHz. Therefore all components need to operate in this range.</text:p>
      <text:h text:style-name="P26" text:outline-level="2"><text:bookmark-start text:name="__RefHeading___Toc980_151207495"/>Constraints<text:bookmark-end text:name="__RefHeading___Toc980_151207495"/></text:h>
      <text:h text:style-name="P26" text:outline-level="2"><text:bookmark-start text:name="__RefHeading___Toc982_151207495"/>Concept of Operation<text:bookmark-end text:name="__RefHeading___Toc982_151207495"/></text:h>
      <text:p text:style-name="P4">There are <text:span text:style-name="T3">three</text:span> amplifiers and one attenuator in the RF path. <text:span text:style-name="T1">Each amplifier provides about 15.5 dB of gain.</text:span> Two of the amplifiers can be removed from the RF path <text:span text:style-name="T1">through the AMPxn_CTRL lines. <text:s/>The attenuator is variable and can provide 0-31.2 dB of attenuation in 0.5 dB steps. The attenuator is controlled by a serial interface through the USRP.</text:span></text:p>
      <text:p text:style-name="P6">There are three PIN limiters, one at the beginning, middle, and end of the receive line. <text:span text:style-name="T4">(However it is not clear if these are necessary or even work at this low of frequency.)</text:span></text:p>
      <text:p text:style-name="P11">There is an off the shelf low pass filter and a custom high pass filter after the first amplifier. There is an optional Pi filter in front of the USRP receiver connector for extra filtering.</text:p>
      <text:p text:style-name="P6"><text:soft-page-break/>The transmit line <text:span text:style-name="T5">is routed directly to the phasing matrix. The receiver can be routed through the receiver path or it can be routed through the transmit path (for McMurdo).</text:span></text:p>
      <text:p text:style-name="Text_20_body">The EMI shield was chosen so that it would fit over the low pass filter from Minicircuits, which is 7.1 mm tall. This was the only option <text:span text:style-name="T8">on</text:span> Digikey <text:span text:style-name="T8">and Mouser</text:span> at the time and it is 1.747” square (or 44.37 mm square<text:span text:style-name="T7">)</text:span>.</text:p>
      <text:h text:style-name="P26" text:outline-level="2"><text:bookmark-start text:name="__RefHeading___Toc984_151207495"/>System Components<text:bookmark-end text:name="__RefHeading___Toc984_151207495"/></text:h>
      <text:h text:style-name="P26" text:outline-level="2"><text:bookmark-start text:name="__RefHeading___Toc986_151207495"/>Items of Concern<text:bookmark-end text:name="__RefHeading___Toc986_151207495"/></text:h>
      <text:p text:style-name="P9"><text:span text:style-name="T9">Signal path is not shielded</text:span>. To reduce noise, the path should have ground vias on both sides, maybe have the trace down one layer and have a ground pour on top of the path.</text:p>
      <text:p text:style-name="P9"><text:span text:style-name="T9">Traces have 90 degree turns</text:span>. These need to be removed.</text:p>
      <text:p text:style-name="P9"><text:span text:style-name="T9">Isolation happens at multiple places.</text:span> There should be only one line that signifies the isolation between the phasing matrix and the USRP sides of the board.</text:p>
      <text:p text:style-name="P12">Parts could be alligned to provide straight paths between parts.</text:p>
      <text:p text:style-name="P9"><text:span text:style-name="T9">Better silk screen</text:span>. There are mistakes (Amp selection LED silk is wrong) and in some places the parts cover the RefDes. </text:p>
      <text:p text:style-name="P11"><text:span text:style-name="T9">Verify TR gate signal polarity throughout transmitter. </text:span>Note from John on GitHub.</text:p>
      <text:p text:style-name="P11"><text:span text:style-name="T9">Jumpers in the signal path</text:span>. These are bad for EMI, should be removed and replaced with 0 ohm resistors.</text:p>
      <text:p text:style-name="P24">Signal is present on board with AMP1 turned on.<text:span text:style-name="T10"> Possibly from passives making a resona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0:13:10.696735707</meta:creation-date>
    <dc:date>2018-09-17T13:57:03.442734030</dc:date>
    <meta:editing-duration>PT18H16M12S</meta:editing-duration>
    <meta:editing-cycles>5</meta:editing-cycles>
    <meta:generator>LibreOffice/6.0.3.2$Linux_X86_64 LibreOffice_project/00m0$Build-2</meta:generator>
    <meta:document-statistic meta:table-count="1" meta:image-count="0" meta:object-count="0" meta:page-count="5" meta:paragraph-count="58" meta:word-count="486" meta:character-count="3149" meta:non-whitespace-character-count="2711"/>
  </office:meta>
</office:document-meta>
</file>